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11000000DD000000DD1929BC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D000000DD000000DD60E35BAE.svm" manifest:media-type=""/>
  <manifest:file-entry manifest:full-path="Object 4/Pictures/2000000D000000DD000000DD0BCC5D00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00D000000DD000000DD60E35BAE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32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0.219cm" svg:y="12.811cm">
            <draw:object draw:notify-on-update-of-ranges="Sheet1.A18:Sheet1.A28 Sheet1.C17:Sheet1.C17 Sheet1.C18:Sheet1.C28 Sheet1.F17:Sheet1.F17 Sheet1.F18:Sheet1.F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-0.033cm" svg:y="21.869cm">
            <draw:object draw:notify-on-update-of-ranges="Sheet1.A18:Sheet1.A28 Sheet1.B17:Sheet1.B17 Sheet1.B18:Sheet1.B28 Sheet1.E17:Sheet1.E17 Sheet1.E18:Sheet1.E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-0.036cm" svg:y="31.08cm">
            <draw:object draw:notify-on-update-of-ranges="Sheet1.A18:Sheet1.A28 Sheet1.D17:Sheet1.D17 Sheet1.D18:Sheet1.D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22.487cm" svg:y="13.034cm">
            <draw:object draw:notify-on-update-of-ranges="Sheet1.L18:Sheet1.L28 Sheet1.N17:Sheet1.N17 Sheet1.N18:Sheet1.N28 Sheet1.Q17:Sheet1.Q17 Sheet1.Q18:Sheet1.Q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22.235cm" svg:y="22.092cm">
            <draw:object draw:notify-on-update-of-ranges="Sheet1.L18:Sheet1.L28 Sheet1.M17:Sheet1.M17 Sheet1.M18:Sheet1.M28 Sheet1.P17:Sheet1.P17 Sheet1.P18:Sheet1.P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22.232cm" svg:y="31.303cm">
            <draw:object draw:notify-on-update-of-ranges="Sheet1.L18:Sheet1.L28 Sheet1.O17:Sheet1.O17 Sheet1.O18:Sheet1.O2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24.552cm" svg:height="17.728cm" svg:x="47.129cm" svg:y="1.406cm">
            <draw:object draw:notify-on-update-of-ranges="Sheet1.J2:Sheet1.J12 Sheet1.M1:Sheet1.M1 Sheet1.M2:Sheet1.M12 Sheet1.N1:Sheet1.N1 Sheet1.N2:Sheet1.N12 Sheet1.O1:Sheet1.O1 Sheet1.O2:Sheet1.O12 Sheet1.P1:Sheet1.P1 Sheet1.P2:Sheet1.P12 Sheet1.Q1:Sheet1.Q1 Sheet1.Q2:Sheet1.Q1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24.501cm" svg:height="13.076cm" svg:x="47.169cm" svg:y="19.81cm">
            <draw:object draw:notify-on-update-of-ranges="Sheet1.J1:Sheet1.J1 Sheet1.J2:Sheet1.J12 Sheet1.R1:Sheet1.R1 Sheet1.R2:Sheet1.R12 Sheet1.S1:Sheet1.S1 Sheet1.S2:Sheet1.S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 Plasma</text:p>
          </table:table-cell>
          <table:table-cell office:value-type="string" calcext:value-type="string">
            <text:p>#False</text:p>
          </table:table-cell>
          <table:table-cell office:value-type="string" calcext:value-type="string">
            <text:p>Pmin Prism</text:p>
          </table:table-cell>
          <table:table-cell office:value-type="string" calcext:value-type="string">
            <text:p>Pmax Prism</text:p>
          </table:table-cell>
          <table:table-cell/>
          <table:table-cell office:value-type="string" calcext:value-type="string">
            <text:p>Epsilon = 0,01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min Prism</text:p>
          </table:table-cell>
          <table:table-cell office:value-type="string" calcext:value-type="string">
            <text:p>Pmax Prism</text:p>
          </table:table-cell>
          <table:table-cell office:value-type="string" calcext:value-type="string">
            <text:p>P SMC</text:p>
          </table:table-cell>
          <table:table-cell office:value-type="string" calcext:value-type="string">
            <text:p>Pmin SML</text:p>
          </table:table-cell>
          <table:table-cell office:value-type="string" calcext:value-type="string">
            <text:p>Pmin SHD</text:p>
          </table:table-cell>
          <table:table-cell office:value-type="string" calcext:value-type="string">
            <text:p>Pmax SML</text:p>
          </table:table-cell>
          <table:table-cell office:value-type="string" calcext:value-type="string">
            <text:p>Pmax SHD</text:p>
          </table:table-cell>
          <table:table-cell office:value-type="string" calcext:value-type="string">
            <text:p>False SML</text:p>
          </table:table-cell>
          <table:table-cell office:value-type="string" calcext:value-type="string">
            <text:p>False SHD</text:p>
          </table:table-cell>
          <table:table-cell office:value-type="string" calcext:value-type="string">
            <text:p># Simulations</text:p>
          </table:table-cell>
          <table:table-cell office:value-type="string" calcext:value-type="string">
            <text:p>Epsilon = 0,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lta = 0,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57888000" calcext:value-type="float">
            <text:p>257888000</text:p>
          </table:table-cell>
          <table:table-cell office:value-type="string" calcext:value-type="string">
            <text:p>Delta = 0,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 = 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57888000" calcext:value-type="float">
            <text:p>257888000</text:p>
          </table:table-cell>
          <table:table-cell office:value-type="string" calcext:value-type="string">
            <text:p>M = 40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57888000" calcext:value-type="float">
            <text:p>25788800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57888000" calcext:value-type="float">
            <text:p>257888000</text:p>
          </table:table-cell>
          <table:table-cell office:value-type="string" calcext:value-type="string">
            <text:p>WLAN_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4" calcext:value-type="float">
            <text:p>0,02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office:value-type="float" office:value="0.00483936049758035" calcext:value-type="float">
            <text:p>0,0048393605</text:p>
          </table:table-cell>
          <table:table-cell office:value-type="float" office:value="0" calcext:value-type="float">
            <text:p>0</text:p>
          </table:table-cell>
          <table:table-cell office:value-type="float" office:value="0.00325722794391364" calcext:value-type="float">
            <text:p>0,0032572279</text:p>
          </table:table-cell>
          <table:table-cell office:value-type="float" office:value="0.0398467551805435" calcext:value-type="float">
            <text:p>0,0398467552</text:p>
          </table:table-cell>
          <table:table-cell office:value-type="float" office:value="0.0363413574885221" calcext:value-type="float">
            <text:p>0,0363413575</text:p>
          </table:table-cell>
          <table:table-cell office:value-type="float" office:value="2228" calcext:value-type="float">
            <text:p>2228</text:p>
          </table:table-cell>
          <table:table-cell office:value-type="float" office:value="2017" calcext:value-type="float">
            <text:p>2017</text:p>
          </table:table-cell>
          <table:table-cell office:value-type="float" office:value="257888000" calcext:value-type="float">
            <text:p>257888000</text:p>
          </table:table-cell>
          <table:table-cell office:value-type="string" calcext:value-type="string">
            <text:p>COL=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,007</text:p>
          </table:table-cell>
          <table:table-cell office:value-type="float" office:value="0.07" calcext:value-type="float">
            <text:p>0,0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,08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,082</text:p>
          </table:table-cell>
          <table:table-cell office:value-type="float" office:value="0.0172321472887455" calcext:value-type="float">
            <text:p>0,0172321473</text:p>
          </table:table-cell>
          <table:table-cell office:value-type="float" office:value="0.00322620672540017" calcext:value-type="float">
            <text:p>0,0032262067</text:p>
          </table:table-cell>
          <table:table-cell office:value-type="float" office:value="0.00335029159945403" calcext:value-type="float">
            <text:p>0,0033502916</text:p>
          </table:table-cell>
          <table:table-cell office:value-type="float" office:value="0.0759864747487281" calcext:value-type="float">
            <text:p>0,0759864747</text:p>
          </table:table-cell>
          <table:table-cell office:value-type="float" office:value="0.0545042809281549" calcext:value-type="float">
            <text:p>0,0545042809</text:p>
          </table:table-cell>
          <table:table-cell office:value-type="float" office:value="1391" calcext:value-type="float">
            <text:p>1391</text:p>
          </table:table-cell>
          <table:table-cell office:value-type="float" office:value="974" calcext:value-type="float">
            <text:p>974</text:p>
          </table:table-cell>
          <table:table-cell office:value-type="float" office:value="257888000" calcext:value-type="float">
            <text:p>257888000</text:p>
          </table:table-cell>
          <table:table-cell office:value-type="string" calcext:value-type="string">
            <text:p>F&lt;=#K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16" calcext:value-type="float">
            <text:p>0,016</text:p>
          </table:table-cell>
          <table:table-cell office:value-type="float" office:value="0.105" calcext:value-type="float">
            <text:p>0,1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,1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,121</text:p>
          </table:table-cell>
          <table:table-cell office:value-type="float" office:value="0.0300537597716838" calcext:value-type="float">
            <text:p>0,0300537598</text:p>
          </table:table-cell>
          <table:table-cell office:value-type="float" office:value="0.00322620672540017" calcext:value-type="float">
            <text:p>0,0032262067</text:p>
          </table:table-cell>
          <table:table-cell office:value-type="float" office:value="0.00801898498573024" calcext:value-type="float">
            <text:p>0,008018985</text:p>
          </table:table-cell>
          <table:table-cell office:value-type="float" office:value="0.115740166273731" calcext:value-type="float">
            <text:p>0,1157401663</text:p>
          </table:table-cell>
          <table:table-cell office:value-type="float" office:value="0.0788559374612235" calcext:value-type="float">
            <text:p>0,0788559375</text:p>
          </table:table-cell>
          <table:table-cell office:value-type="float" office:value="1391" calcext:value-type="float">
            <text:p>1391</text:p>
          </table:table-cell>
          <table:table-cell office:value-type="float" office:value="973" calcext:value-type="float">
            <text:p>973</text:p>
          </table:table-cell>
          <table:table-cell office:value-type="float" office:value="257888000" calcext:value-type="float">
            <text:p>25788800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28" calcext:value-type="float">
            <text:p>0,028</text:p>
          </table:table-cell>
          <table:table-cell office:value-type="float" office:value="0.141" calcext:value-type="float">
            <text:p>0,1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,15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,156</text:p>
          </table:table-cell>
          <table:table-cell office:value-type="float" office:value="0.0422283433118253" calcext:value-type="float">
            <text:p>0,0422283433</text:p>
          </table:table-cell>
          <table:table-cell office:value-type="float" office:value="0.00322620672540017" calcext:value-type="float">
            <text:p>0,0032262067</text:p>
          </table:table-cell>
          <table:table-cell office:value-type="float" office:value="0.0161310336270009" calcext:value-type="float">
            <text:p>0,0161310336</text:p>
          </table:table-cell>
          <table:table-cell office:value-type="float" office:value="0.156626132274476" calcext:value-type="float">
            <text:p>0,1566261323</text:p>
          </table:table-cell>
          <table:table-cell office:value-type="float" office:value="0.102183893783348" calcext:value-type="float">
            <text:p>0,1021838938</text:p>
          </table:table-cell>
          <table:table-cell office:value-type="float" office:value="1391" calcext:value-type="float">
            <text:p>1391</text:p>
          </table:table-cell>
          <table:table-cell office:value-type="float" office:value="973" calcext:value-type="float">
            <text:p>973</text:p>
          </table:table-cell>
          <table:table-cell office:value-type="float" office:value="257888000" calcext:value-type="float">
            <text:p>257888000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36" calcext:value-type="float">
            <text:p>0,036</text:p>
          </table:table-cell>
          <table:table-cell office:value-type="float" office:value="0.177" calcext:value-type="float">
            <text:p>0,17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office:value-type="float" office:value="0.0473645225834471" calcext:value-type="float">
            <text:p>0,0473645226</text:p>
          </table:table-cell>
          <table:table-cell office:value-type="float" office:value="0.00322620672540017" calcext:value-type="float">
            <text:p>0,0032262067</text:p>
          </table:table-cell>
          <table:table-cell office:value-type="float" office:value="0.0161310336270009" calcext:value-type="float">
            <text:p>0,0161310336</text:p>
          </table:table-cell>
          <table:table-cell office:value-type="float" office:value="0.185956694378955" calcext:value-type="float">
            <text:p>0,1859566944</text:p>
          </table:table-cell>
          <table:table-cell office:value-type="float" office:value="0.124162427100136" calcext:value-type="float">
            <text:p>0,1241624271</text:p>
          </table:table-cell>
          <table:table-cell office:value-type="float" office:value="1391" calcext:value-type="float">
            <text:p>1391</text:p>
          </table:table-cell>
          <table:table-cell office:value-type="float" office:value="973" calcext:value-type="float">
            <text:p>973</text:p>
          </table:table-cell>
          <table:table-cell office:value-type="float" office:value="257888000" calcext:value-type="float">
            <text:p>257888000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36" calcext:value-type="float">
            <text:p>0,036</text:p>
          </table:table-cell>
          <table:table-cell office:value-type="float" office:value="0.177" calcext:value-type="float">
            <text:p>0,17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office:value-type="float" office:value="0.0474294228502296" calcext:value-type="float">
            <text:p>0,0474294229</text:p>
          </table:table-cell>
          <table:table-cell office:value-type="float" office:value="0.00322620672540017" calcext:value-type="float">
            <text:p>0,0032262067</text:p>
          </table:table-cell>
          <table:table-cell office:value-type="float" office:value="0.0161310336270009" calcext:value-type="float">
            <text:p>0,0161310336</text:p>
          </table:table-cell>
          <table:table-cell office:value-type="float" office:value="0.185956694378955" calcext:value-type="float">
            <text:p>0,1859566944</text:p>
          </table:table-cell>
          <table:table-cell office:value-type="float" office:value="0.124162427100136" calcext:value-type="float">
            <text:p>0,1241624271</text:p>
          </table:table-cell>
          <table:table-cell office:value-type="float" office:value="1391" calcext:value-type="float">
            <text:p>1391</text:p>
          </table:table-cell>
          <table:table-cell office:value-type="float" office:value="973" calcext:value-type="float">
            <text:p>973</text:p>
          </table:table-cell>
          <table:table-cell office:value-type="float" office:value="257888000" calcext:value-type="float">
            <text:p>25788800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36" calcext:value-type="float">
            <text:p>0,036</text:p>
          </table:table-cell>
          <table:table-cell office:value-type="float" office:value="0.177" calcext:value-type="float">
            <text:p>0,17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office:value-type="float" office:value="0.0474294228502296" calcext:value-type="float">
            <text:p>0,0474294229</text:p>
          </table:table-cell>
          <table:table-cell office:value-type="float" office:value="0.00322620672540017" calcext:value-type="float">
            <text:p>0,0032262067</text:p>
          </table:table-cell>
          <table:table-cell office:value-type="float" office:value="0.0161310336270009" calcext:value-type="float">
            <text:p>0,0161310336</text:p>
          </table:table-cell>
          <table:table-cell office:value-type="float" office:value="0.185956694378955" calcext:value-type="float">
            <text:p>0,1859566944</text:p>
          </table:table-cell>
          <table:table-cell office:value-type="float" office:value="0.124162427100136" calcext:value-type="float">
            <text:p>0,1241624271</text:p>
          </table:table-cell>
          <table:table-cell office:value-type="float" office:value="1391" calcext:value-type="float">
            <text:p>1391</text:p>
          </table:table-cell>
          <table:table-cell office:value-type="float" office:value="973" calcext:value-type="float">
            <text:p>973</text:p>
          </table:table-cell>
          <table:table-cell office:value-type="float" office:value="257888000" calcext:value-type="float">
            <text:p>257888000</text:p>
          </table:table-cell>
          <table:table-cell/>
        </table:table-row>
        <table:table-row table:style-name="ro3" table:number-rows-repeated="4">
          <table:table-cell table:number-columns-repeated="21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Pmin Plasma</text:p>
          </table:table-cell>
          <table:table-cell office:value-type="string" calcext:value-type="string">
            <text:p>Pmax Plasma</text:p>
          </table:table-cell>
          <table:table-cell office:value-type="string" calcext:value-type="string">
            <text:p>False schedulers</text:p>
          </table:table-cell>
          <table:table-cell office:value-type="string" calcext:value-type="string">
            <text:p>Pmin Prism</text:p>
          </table:table-cell>
          <table:table-cell office:value-type="string" calcext:value-type="string">
            <text:p>Pmax Prism</text:p>
          </table:table-cell>
          <table:table-cell/>
          <table:table-cell office:value-type="string" calcext:value-type="string">
            <text:p>Epsilon = 0,01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Pmin Plasma</text:p>
          </table:table-cell>
          <table:table-cell office:value-type="string" calcext:value-type="string">
            <text:p>Pmax Plasma</text:p>
          </table:table-cell>
          <table:table-cell office:value-type="string" calcext:value-type="string">
            <text:p>False schedulers</text:p>
          </table:table-cell>
          <table:table-cell office:value-type="string" calcext:value-type="string">
            <text:p>Pmin Prism</text:p>
          </table:table-cell>
          <table:table-cell office:value-type="string" calcext:value-type="string">
            <text:p>Pmax Prism</text:p>
          </table:table-cell>
          <table:table-cell/>
          <table:table-cell office:value-type="string" calcext:value-type="string">
            <text:p>Epsilon = 0,0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lta = 0,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lta = 0,0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 = 10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 = 4000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9" calcext:value-type="float">
            <text:p>0,039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" calcext:value-type="float">
            <text:p>0,04</text:p>
          </table:table-cell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76" calcext:value-type="float">
            <text:p>0,07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,08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76" calcext:value-type="float">
            <text:p>0,076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,082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,008</text:p>
          </table:table-cell>
          <table:table-cell office:value-type="float" office:value="0.114" calcext:value-type="float">
            <text:p>0,11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,121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0.003" calcext:value-type="float">
            <text:p>0,003</text:p>
          </table:table-cell>
          <table:table-cell office:value-type="float" office:value="0.118" calcext:value-type="float">
            <text:p>0,118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,121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08" calcext:value-type="float">
            <text:p>0,008</text:p>
          </table:table-cell>
          <table:table-cell office:value-type="float" office:value="0.157" calcext:value-type="float">
            <text:p>0,157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,156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0.003" calcext:value-type="float">
            <text:p>0,003</text:p>
          </table:table-cell>
          <table:table-cell office:value-type="float" office:value="0.157" calcext:value-type="float">
            <text:p>0,157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,156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,008</text:p>
          </table:table-cell>
          <table:table-cell office:value-type="float" office:value="0.182" calcext:value-type="float">
            <text:p>0,18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0.003" calcext:value-type="float">
            <text:p>0,003</text:p>
          </table:table-cell>
          <table:table-cell office:value-type="float" office:value="0.186" calcext:value-type="float">
            <text:p>0,186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08" calcext:value-type="float">
            <text:p>0,008</text:p>
          </table:table-cell>
          <table:table-cell office:value-type="float" office:value="0.182" calcext:value-type="float">
            <text:p>0,18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0.003" calcext:value-type="float">
            <text:p>0,003</text:p>
          </table:table-cell>
          <table:table-cell office:value-type="float" office:value="0.186" calcext:value-type="float">
            <text:p>0,186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8" calcext:value-type="float">
            <text:p>0,008</text:p>
          </table:table-cell>
          <table:table-cell office:value-type="float" office:value="0.182" calcext:value-type="float">
            <text:p>0,18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003" calcext:value-type="float">
            <text:p>0,003</text:p>
          </table:table-cell>
          <table:table-cell office:value-type="float" office:value="0.186" calcext:value-type="float">
            <text:p>0,186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3">
          <table:table-cell table:number-columns-repeated="21"/>
        </table:table-row>
        <table:table-row table:style-name="ro2" table:number-rows-repeated="2">
          <table:table-cell table:number-columns-repeated="21"/>
        </table:table-row>
        <table:table-row table:style-name="ro3">
          <table:table-cell table:number-columns-repeated="21"/>
        </table:table-row>
        <table:table-row table:style-name="ro2">
          <table:table-cell table:number-columns-repeated="21"/>
        </table:table-row>
        <table:table-row table:style-name="ro3">
          <table:table-cell table:number-columns-repeated="21"/>
        </table:table-row>
        <table:table-row table:style-name="ro2">
          <table:table-cell table:number-columns-repeated="21"/>
        </table:table-row>
        <table:table-row table:style-name="ro3">
          <table:table-cell table:number-columns-repeated="21"/>
        </table:table-row>
        <table:table-row table:style-name="ro2" table:number-rows-repeated="2">
          <table:table-cell table:number-columns-repeated="21"/>
        </table:table-row>
        <table:table-row table:style-name="ro3" table:number-rows-repeated="10">
          <table:table-cell table:number-columns-repeated="21"/>
        </table:table-row>
        <table:table-row table:style-name="ro2" table:number-rows-repeated="1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 style:data-style-name="N2" text:time-value="0000-00-00T11:09:11.070771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02-11T17:23:01.879076359</dc:date>
    <meta:editing-duration>PT1H16M34S</meta:editing-duration>
    <meta:editing-cycles>8</meta:editing-cycles>
    <dc:creator>kcorre </dc:creator>
    <meta:document-statistic meta:table-count="1" meta:cell-count="36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cm" chart:symbol-height="0.1cm" chart:error-category="constant">
        <chart:symbol-image xlink:href="Pictures/20000011000000DD000000DD1929BC89.svm" xlink:type="simple" xlink:actuate="onLoad"/>
      </style:chart-properties>
      <style:graphic-properties svg:stroke-width="0.025cm" svg:stroke-color="#cc0000" draw:fill-color="#cc0000"/>
      <style:text-properties fo:font-size="10pt" style:font-size-asian="10pt" style:font-size-complex="10pt"/>
    </style:style>
    <style:style style:name="ch8" style:family="chart">
      <style:chart-properties chart:error-lower-limit="0.01" chart:error-upper-limit="0.01" chart:error-upper-indicator="true" chart:error-lower-indicator="true" chart:error-category="constant" chart:std-weight="1"/>
      <style:graphic-properties draw:stroke="solid" svg:stroke-width="0cm" svg:stroke-color="#cc0000" svg:stroke-opacity="100%" draw:stroke-linejoin="round"/>
    </style:style>
    <style:style style:name="ch9" style:family="chart" style:data-style-name="N0">
      <style:chart-properties chart:symbol-type="named-symbol" chart:symbol-name="arrow-right" chart:symbol-width="0.1cm" chart:symbol-height="0.1cm"/>
      <style:graphic-properties svg:stroke-width="0.025cm" svg:stroke-color="#0093d9" draw:fill-color="#0093d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86cm" svg:y="3.952cm" style:legend-expansion="high" chart:style-name="ch2"/>
        <chart:plot-area chart:style-name="ch3" table:cell-range-address="Sheet1.A18:Sheet1.A28 Sheet1.C17:Sheet1.C28 Sheet1.F17:Sheet1.F28" chart:data-source-has-labels="both" svg:x="0.77cm" svg:y="0.855cm" svg:width="11.076cm" svg:height="6.984cm">
          <chartooo:coordinate-region svg:x="1.682cm" svg:y="1.054cm" svg:width="9.884cm" svg:height="6.138cm"/>
          <chart:axis chart:dimension="x" chart:name="primary-x" chart:style-name="ch4" chartooo:axis-type="auto">
            <chartooo:date-scale/>
            <chart:title svg:x="4.928cm" svg:y="8.019cm" chart:style-name="ch5">
              <text:p>Path length bound</text:p>
            </chart:title>
            <chart:categories table:cell-range-address="Sheet1.A18:Sheet1.A2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C18:Sheet1.C28" chart:label-cell-address="Sheet1.C17:Sheet1.C17" chart:class="chart:line">
            <chart:error-indicator chart:style-name="ch8" chart:dimension="y"/>
            <chart:data-point chart:repeated="11"/>
          </chart:series>
          <chart:series chart:style-name="ch9" chart:values-cell-range-address="Sheet1.F18:Sheet1.F28" chart:label-cell-address="Sheet1.F17:Sheet1.F17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ax Plasma</text:p>
                <draw:g>
                  <svg:desc>Sheet1.C17:Sheet1.C17</svg:desc>
                </draw:g>
              </table:table-cell>
              <table:table-cell office:value-type="string">
                <text:p>Pmax Prism</text:p>
                <draw:g>
                  <svg:desc>Sheet1.F17:Sheet1.F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18:Sheet1.A28</svg:desc>
                </draw:g>
              </table:table-cell>
              <table:table-cell office:value-type="float" office:value="0">
                <text:p>0</text:p>
                <draw:g>
                  <svg:desc>Sheet1.C18:Sheet1.C28</svg:desc>
                </draw:g>
              </table:table-cell>
              <table:table-cell office:value-type="float" office:value="0">
                <text:p>0</text:p>
                <draw:g>
                  <svg:desc>Sheet1.F18:Sheet1.F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6">
                <text:p>0.076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14">
                <text:p>0.11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7">
                <text:p>0.15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82">
                <text:p>0.182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82">
                <text:p>0.182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2">
                <text:p>0.182</text:p>
              </table:table-cell>
              <table:table-cell office:value-type="float" office:value="0.183">
                <text:p>0.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/>
      <style:graphic-properties svg:stroke-width="0.025cm" svg:stroke-color="#cc0000" draw:fill-color="#cc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1cm" chart:symbol-height="0.1cm"/>
      <style:graphic-properties svg:stroke-width="0.025cm" svg:stroke-color="#0093d9" draw:fill-color="#0093d9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3.952cm" style:legend-expansion="high" chart:style-name="ch2"/>
        <chart:plot-area chart:style-name="ch3" table:cell-range-address="Sheet1.A18:Sheet1.B28 Sheet1.A17:Sheet1.B17 Sheet1.E17:Sheet1.E28" chart:data-source-has-labels="both" svg:x="0.77cm" svg:y="0.855cm" svg:width="11.182cm" svg:height="6.984cm">
          <chartooo:coordinate-region svg:x="1.868cm" svg:y="1.054cm" svg:width="9.804cm" svg:height="6.138cm"/>
          <chart:axis chart:dimension="x" chart:name="primary-x" chart:style-name="ch4" chartooo:axis-type="auto">
            <chartooo:date-scale/>
            <chart:title svg:x="4.981cm" svg:y="8.019cm" chart:style-name="ch5">
              <text:p>Path length bound</text:p>
            </chart:title>
            <chart:categories table:cell-range-address="Sheet1.A18:Sheet1.A2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18:Sheet1.B28" chart:label-cell-address="Sheet1.B17:Sheet1.B17" chart:class="chart:line">
            <chart:data-point chart:repeated="11"/>
          </chart:series>
          <chart:series chart:style-name="ch8" chart:values-cell-range-address="Sheet1.E18:Sheet1.E28" chart:label-cell-address="Sheet1.E17:Sheet1.E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in Plasma</text:p>
                <draw:g>
                  <svg:desc>Sheet1.B17:Sheet1.B17</svg:desc>
                </draw:g>
              </table:table-cell>
              <table:table-cell office:value-type="string">
                <text:p>Pmin Prism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18:Sheet1.A28</svg:desc>
                </draw:g>
              </table:table-cell>
              <table:table-cell office:value-type="float" office:value="0">
                <text:p>0</text:p>
                <draw:g>
                  <svg:desc>Sheet1.B18:Sheet1.B28</svg:desc>
                </draw:g>
              </table:table-cell>
              <table:table-cell office:value-type="float" office:value="0">
                <text:p>0</text:p>
                <draw:g>
                  <svg:desc>Sheet1.E18:Sheet1.E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1cm" chart:symbol-height="0.1cm"/>
      <style:graphic-properties svg:stroke-width="0.025cm" svg:stroke-color="#cc0000" draw:fill-color="#cc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4.201cm" style:legend-expansion="high" chart:style-name="ch2"/>
        <chart:plot-area chart:style-name="ch3" table:cell-range-address="Sheet1.A18:Sheet1.A28 Sheet1.D17:Sheet1.D28" chart:data-source-has-labels="both" svg:x="0.77cm" svg:y="0.855cm" svg:width="10.627cm" svg:height="6.984cm">
          <chartooo:coordinate-region svg:x="1.762cm" svg:y="1.054cm" svg:width="9.355cm" svg:height="6.138cm"/>
          <chart:axis chart:dimension="x" chart:name="primary-x" chart:style-name="ch4" chartooo:axis-type="auto">
            <chartooo:date-scale/>
            <chart:title svg:x="4.703cm" svg:y="8.019cm" chart:style-name="ch5">
              <text:p>Path length bound</text:p>
            </chart:title>
            <chart:categories table:cell-range-address="Sheet1.A18:Sheet1.A2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D18:Sheet1.D28" chart:label-cell-address="Sheet1.D17:Sheet1.D17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se schedulers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18:Sheet1.A28</svg:desc>
                </draw:g>
              </table:table-cell>
              <table:table-cell office:value-type="float" office:value="1000">
                <text:p>1000</text:p>
                <draw:g>
                  <svg:desc>Sheet1.D18:Sheet1.D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error-category="constant">
        <chart:symbol-image xlink:href="Pictures/2000000D000000DD000000DD0BCC5D00.svm" xlink:type="simple" xlink:actuate="onLoad"/>
      </style:chart-properties>
      <style:graphic-properties svg:stroke-color="#cc0000" draw:fill-color="#cc0000"/>
      <style:text-properties fo:font-size="10pt" style:font-size-asian="10pt" style:font-size-complex="10pt"/>
    </style:style>
    <style:style style:name="ch8" style:family="chart">
      <style:chart-properties chart:error-lower-limit="0.01" chart:error-upper-limit="0.01" chart:error-upper-indicator="true" chart:error-lower-indicator="true" chart:error-category="constant" chart:std-weight="1"/>
      <style:graphic-properties draw:stroke="solid" svg:stroke-width="0cm" svg:stroke-color="#cc0000" svg:stroke-opacity="100%" draw:stroke-linejoin="round"/>
    </style:style>
    <style:style style:name="ch9" style:family="chart" style:data-style-name="N0">
      <style:chart-properties chart:symbol-type="named-symbol" chart:symbol-name="diamond" chart:symbol-width="0.1cm" chart:symbol-height="0.1cm">
        <chart:symbol-image xlink:href="Pictures/2000000D000000DD000000DD60E35BAE.svm" xlink:type="simple" xlink:actuate="onLoad"/>
      </style:chart-properties>
      <style:graphic-properties svg:stroke-color="#0093d9" draw:fill-color="#0093d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86cm" svg:y="3.952cm" style:legend-expansion="high" chart:style-name="ch2"/>
        <chart:plot-area chart:style-name="ch3" table:cell-range-address="Sheet1.L18:Sheet1.L28 Sheet1.N17:Sheet1.N28 Sheet1.Q17:Sheet1.Q28" chart:data-source-has-labels="both" svg:x="0.77cm" svg:y="0.855cm" svg:width="11.076cm" svg:height="6.984cm">
          <chartooo:coordinate-region svg:x="1.682cm" svg:y="1.054cm" svg:width="9.884cm" svg:height="6.138cm"/>
          <chart:axis chart:dimension="x" chart:name="primary-x" chart:style-name="ch4" chartooo:axis-type="auto">
            <chartooo:date-scale/>
            <chart:title svg:x="4.928cm" svg:y="8.019cm" chart:style-name="ch5">
              <text:p>Path length bound</text:p>
            </chart:title>
            <chart:categories table:cell-range-address="Sheet1.L18:Sheet1.L2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N18:Sheet1.N28" chart:label-cell-address="Sheet1.N17:Sheet1.N17" chart:class="chart:line">
            <chart:error-indicator chart:style-name="ch8" chart:dimension="y"/>
            <chart:data-point chart:repeated="11"/>
          </chart:series>
          <chart:series chart:style-name="ch9" chart:values-cell-range-address="Sheet1.Q18:Sheet1.Q28" chart:label-cell-address="Sheet1.Q17:Sheet1.Q17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ax Plasma</text:p>
                <draw:g>
                  <svg:desc>Sheet1.N17:Sheet1.N17</svg:desc>
                </draw:g>
              </table:table-cell>
              <table:table-cell office:value-type="string">
                <text:p>Pmax Prism</text:p>
                <draw:g>
                  <svg:desc>Sheet1.Q17:Sheet1.Q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L18:Sheet1.L28</svg:desc>
                </draw:g>
              </table:table-cell>
              <table:table-cell office:value-type="float" office:value="0">
                <text:p>0</text:p>
                <draw:g>
                  <svg:desc>Sheet1.N18:Sheet1.N28</svg:desc>
                </draw:g>
              </table:table-cell>
              <table:table-cell office:value-type="float" office:value="0">
                <text:p>0</text:p>
                <draw:g>
                  <svg:desc>Sheet1.Q18:Sheet1.Q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6">
                <text:p>0.076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7">
                <text:p>0.15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86">
                <text:p>0.186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86">
                <text:p>0.186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6">
                <text:p>0.186</text:p>
              </table:table-cell>
              <table:table-cell office:value-type="float" office:value="0.183">
                <text:p>0.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/>
      <style:graphic-properties svg:stroke-width="0.025cm" svg:stroke-color="#cc0000" draw:fill-color="#cc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 xlink:href="Pictures/2000000D000000DD000000DD60E35BAE.svm" xlink:type="simple" xlink:actuate="onLoad"/>
      </style:chart-properties>
      <style:graphic-properties svg:stroke-color="#0093d9" draw:fill-color="#0093d9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3.952cm" style:legend-expansion="high" chart:style-name="ch2"/>
        <chart:plot-area chart:style-name="ch3" table:cell-range-address="Sheet1.L18:Sheet1.M28 Sheet1.L17:Sheet1.M17 Sheet1.P17:Sheet1.P28" chart:data-source-has-labels="both" svg:x="0.77cm" svg:y="0.855cm" svg:width="11.182cm" svg:height="6.984cm">
          <chartooo:coordinate-region svg:x="2.053cm" svg:y="1.054cm" svg:width="9.619cm" svg:height="6.138cm"/>
          <chart:axis chart:dimension="x" chart:name="primary-x" chart:style-name="ch4" chartooo:axis-type="auto">
            <chartooo:date-scale/>
            <chart:title svg:x="4.981cm" svg:y="8.019cm" chart:style-name="ch5">
              <text:p>Path length bound</text:p>
            </chart:title>
            <chart:categories table:cell-range-address="Sheet1.L18:Sheet1.L2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M18:Sheet1.M28" chart:label-cell-address="Sheet1.M17:Sheet1.M17" chart:class="chart:line">
            <chart:data-point chart:repeated="11"/>
          </chart:series>
          <chart:series chart:style-name="ch8" chart:values-cell-range-address="Sheet1.P18:Sheet1.P28" chart:label-cell-address="Sheet1.P17:Sheet1.P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in Plasma</text:p>
                <draw:g>
                  <svg:desc>Sheet1.M17:Sheet1.M17</svg:desc>
                </draw:g>
              </table:table-cell>
              <table:table-cell office:value-type="string">
                <text:p>Pmin Prism</text:p>
                <draw:g>
                  <svg:desc>Sheet1.P17:Sheet1.P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L18:Sheet1.L28</svg:desc>
                </draw:g>
              </table:table-cell>
              <table:table-cell office:value-type="float" office:value="0">
                <text:p>0</text:p>
                <draw:g>
                  <svg:desc>Sheet1.M18:Sheet1.M28</svg:desc>
                </draw:g>
              </table:table-cell>
              <table:table-cell office:value-type="float" office:value="0">
                <text:p>0</text:p>
                <draw:g>
                  <svg:desc>Sheet1.P18:Sheet1.P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1cm" chart:symbol-height="0.1cm"/>
      <style:graphic-properties svg:stroke-width="0.025cm" svg:stroke-color="#cc0000" draw:fill-color="#cc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4.201cm" style:legend-expansion="high" chart:style-name="ch2"/>
        <chart:plot-area chart:style-name="ch3" table:cell-range-address="Sheet1.L18:Sheet1.L28 Sheet1.O17:Sheet1.O28" chart:data-source-has-labels="both" svg:x="0.77cm" svg:y="0.855cm" svg:width="10.627cm" svg:height="6.984cm">
          <chartooo:coordinate-region svg:x="1.762cm" svg:y="1.054cm" svg:width="9.355cm" svg:height="6.138cm"/>
          <chart:axis chart:dimension="x" chart:name="primary-x" chart:style-name="ch4" chartooo:axis-type="auto">
            <chartooo:date-scale/>
            <chart:title svg:x="4.703cm" svg:y="8.019cm" chart:style-name="ch5">
              <text:p>Path length bound</text:p>
            </chart:title>
            <chart:categories table:cell-range-address="Sheet1.L18:Sheet1.L2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O18:Sheet1.O28" chart:label-cell-address="Sheet1.O17:Sheet1.O17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se schedulers</text:p>
                <draw:g>
                  <svg:desc>Sheet1.O17:Sheet1.O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L18:Sheet1.L28</svg:desc>
                </draw:g>
              </table:table-cell>
              <table:table-cell office:value-type="float" office:value="4000">
                <text:p>4000</text:p>
                <draw:g>
                  <svg:desc>Sheet1.O18:Sheet1.O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30">
                <text:p>15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93d9" draw:fill-color="#0093d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53cm" svg:height="17.729cm" xlink:href=".." xlink:type="simple" chart:class="chart:line" chart:style-name="ch1">
        <chart:title svg:x="9.375cm" svg:y="0.49cm" chart:style-name="ch2">
          <text:p>WLAN 5, F&lt;=#BOUND col=2</text:p>
        </chart:title>
        <chart:subtitle svg:x="9.414cm" svg:y="1.623cm" chart:style-name="ch3">
          <text:p>Pre=0,01 Conf=0,1 Sched=1000</text:p>
        </chart:subtitle>
        <chart:legend chart:legend-position="end" svg:x="21.489cm" svg:y="7.569cm" style:legend-expansion="high" chart:style-name="ch4"/>
        <chart:plot-area chart:style-name="ch5" table:cell-range-address="Sheet1.J2:Sheet1.J12 Sheet1.M1:Sheet1.Q12" chart:data-source-has-labels="both" svg:x="1.502cm" svg:y="3.014cm" svg:width="19.005cm" svg:height="13.38cm">
          <chartooo:coordinate-region svg:x="2.414cm" svg:y="3.213cm" svg:width="17.18cm" svg:height="12.534cm"/>
          <chart:axis chart:dimension="x" chart:name="primary-x" chart:style-name="ch6" chartooo:axis-type="auto">
            <chartooo:date-scale/>
            <chart:title svg:x="10.47cm" svg:y="16.748cm" chart:style-name="ch7">
              <text:p>Bound</text:p>
            </chart:title>
            <chart:categories table:cell-range-address="Sheet1.J2:Sheet1.J12"/>
          </chart:axis>
          <chart:axis chart:dimension="y" chart:name="primary-y" chart:style-name="ch6">
            <chart:title svg:x="0.451cm" svg:y="9.92cm" chart:style-name="ch8">
              <text:p>Pr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M2:Sheet1.M12" chart:label-cell-address="Sheet1.M1:Sheet1.M1" chart:class="chart:line">
            <chart:data-point chart:repeated="11"/>
          </chart:series>
          <chart:series chart:attached-axis="primary-y" chart:style-name="ch12" chart:values-cell-range-address="Sheet1.N2:Sheet1.N12" chart:label-cell-address="Sheet1.N1:Sheet1.N1" chart:class="chart:line">
            <chart:data-point chart:repeated="11"/>
          </chart:series>
          <chart:series chart:attached-axis="primary-y" chart:style-name="ch13" chart:values-cell-range-address="Sheet1.O2:Sheet1.O12" chart:label-cell-address="Sheet1.O1:Sheet1.O1" chart:class="chart:line">
            <chart:data-point chart:repeated="11"/>
          </chart:series>
          <chart:series chart:attached-axis="primary-y" chart:style-name="ch14" chart:values-cell-range-address="Sheet1.P2:Sheet1.P12" chart:label-cell-address="Sheet1.P1:Sheet1.P1" chart:class="chart:line">
            <chart:data-point chart:repeated="11"/>
          </chart:series>
          <chart:series chart:attached-axis="primary-y" chart:style-name="ch15" chart:values-cell-range-address="Sheet1.Q2:Sheet1.Q12" chart:label-cell-address="Sheet1.Q1:Sheet1.Q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SMC</text:p>
                <draw:g>
                  <svg:desc>Sheet1.M1:Sheet1.M1</svg:desc>
                </draw:g>
              </table:table-cell>
              <table:table-cell office:value-type="string">
                <text:p>Pmin SML</text:p>
                <draw:g>
                  <svg:desc>Sheet1.N1:Sheet1.N1</svg:desc>
                </draw:g>
              </table:table-cell>
              <table:table-cell office:value-type="string">
                <text:p>Pmin SHD</text:p>
                <draw:g>
                  <svg:desc>Sheet1.O1:Sheet1.O1</svg:desc>
                </draw:g>
              </table:table-cell>
              <table:table-cell office:value-type="string">
                <text:p>Pmax SML</text:p>
                <draw:g>
                  <svg:desc>Sheet1.P1:Sheet1.P1</svg:desc>
                </draw:g>
              </table:table-cell>
              <table:table-cell office:value-type="string">
                <text:p>Pmax SHD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J2:Sheet1.J12</svg:desc>
                </draw:g>
              </table:table-cell>
              <table:table-cell office:value-type="float" office:value="0">
                <text:p>0</text:p>
                <draw:g>
                  <svg:desc>Sheet1.M2:Sheet1.M12</svg:desc>
                </draw:g>
              </table:table-cell>
              <table:table-cell office:value-type="float" office:value="0">
                <text:p>0</text:p>
                <draw:g>
                  <svg:desc>Sheet1.N2:Sheet1.N12</svg:desc>
                </draw:g>
              </table:table-cell>
              <table:table-cell office:value-type="float" office:value="0">
                <text:p>0</text:p>
                <draw:g>
                  <svg:desc>Sheet1.O2:Sheet1.O12</svg:desc>
                </draw:g>
              </table:table-cell>
              <table:table-cell office:value-type="float" office:value="0">
                <text:p>0</text:p>
                <draw:g>
                  <svg:desc>Sheet1.P2:Sheet1.P12</svg:desc>
                </draw:g>
              </table:table-cell>
              <table:table-cell office:value-type="float" office:value="0">
                <text:p>0</text:p>
                <draw:g>
                  <svg:desc>Sheet1.Q2:Sheet1.Q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83936049758035">
                <text:p>0.00483936049758035</text:p>
              </table:table-cell>
              <table:table-cell office:value-type="float" office:value="0">
                <text:p>0</text:p>
              </table:table-cell>
              <table:table-cell office:value-type="float" office:value="0.00325722794391364">
                <text:p>0.00325722794391364</text:p>
              </table:table-cell>
              <table:table-cell office:value-type="float" office:value="0.0398467551805435">
                <text:p>0.0398467551805435</text:p>
              </table:table-cell>
              <table:table-cell office:value-type="float" office:value="0.0363413574885221">
                <text:p>0.03634135748852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72321472887455">
                <text:p>0.0172321472887455</text:p>
              </table:table-cell>
              <table:table-cell office:value-type="float" office:value="0.00322620672540017">
                <text:p>0.00322620672540017</text:p>
              </table:table-cell>
              <table:table-cell office:value-type="float" office:value="0.00335029159945403">
                <text:p>0.00335029159945403</text:p>
              </table:table-cell>
              <table:table-cell office:value-type="float" office:value="0.0759864747487281">
                <text:p>0.0759864747487281</text:p>
              </table:table-cell>
              <table:table-cell office:value-type="float" office:value="0.0545042809281549">
                <text:p>0.05450428092815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00537597716838">
                <text:p>0.0300537597716838</text:p>
              </table:table-cell>
              <table:table-cell office:value-type="float" office:value="0.00322620672540017">
                <text:p>0.00322620672540017</text:p>
              </table:table-cell>
              <table:table-cell office:value-type="float" office:value="0.00801898498573024">
                <text:p>0.00801898498573024</text:p>
              </table:table-cell>
              <table:table-cell office:value-type="float" office:value="0.115740166273731">
                <text:p>0.115740166273731</text:p>
              </table:table-cell>
              <table:table-cell office:value-type="float" office:value="0.0788559374612235">
                <text:p>0.07885593746122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422283433118253">
                <text:p>0.0422283433118253</text:p>
              </table:table-cell>
              <table:table-cell office:value-type="float" office:value="0.00322620672540017">
                <text:p>0.00322620672540017</text:p>
              </table:table-cell>
              <table:table-cell office:value-type="float" office:value="0.0161310336270009">
                <text:p>0.0161310336270009</text:p>
              </table:table-cell>
              <table:table-cell office:value-type="float" office:value="0.156626132274476">
                <text:p>0.156626132274476</text:p>
              </table:table-cell>
              <table:table-cell office:value-type="float" office:value="0.102183893783348">
                <text:p>0.1021838937833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473645225834471">
                <text:p>0.0473645225834471</text:p>
              </table:table-cell>
              <table:table-cell office:value-type="float" office:value="0.00322620672540017">
                <text:p>0.00322620672540017</text:p>
              </table:table-cell>
              <table:table-cell office:value-type="float" office:value="0.0161310336270009">
                <text:p>0.0161310336270009</text:p>
              </table:table-cell>
              <table:table-cell office:value-type="float" office:value="0.185956694378955">
                <text:p>0.185956694378955</text:p>
              </table:table-cell>
              <table:table-cell office:value-type="float" office:value="0.124162427100136">
                <text:p>0.1241624271001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474294228502296">
                <text:p>0.0474294228502296</text:p>
              </table:table-cell>
              <table:table-cell office:value-type="float" office:value="0.00322620672540017">
                <text:p>0.00322620672540017</text:p>
              </table:table-cell>
              <table:table-cell office:value-type="float" office:value="0.0161310336270009">
                <text:p>0.0161310336270009</text:p>
              </table:table-cell>
              <table:table-cell office:value-type="float" office:value="0.185956694378955">
                <text:p>0.185956694378955</text:p>
              </table:table-cell>
              <table:table-cell office:value-type="float" office:value="0.124162427100136">
                <text:p>0.1241624271001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74294228502296">
                <text:p>0.0474294228502296</text:p>
              </table:table-cell>
              <table:table-cell office:value-type="float" office:value="0.00322620672540017">
                <text:p>0.00322620672540017</text:p>
              </table:table-cell>
              <table:table-cell office:value-type="float" office:value="0.0161310336270009">
                <text:p>0.0161310336270009</text:p>
              </table:table-cell>
              <table:table-cell office:value-type="float" office:value="0.185956694378955">
                <text:p>0.185956694378955</text:p>
              </table:table-cell>
              <table:table-cell office:value-type="float" office:value="0.124162427100136">
                <text:p>0.1241624271001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4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02cm" svg:height="13.077cm" xlink:href=".." xlink:type="simple" chart:class="chart:line" chart:style-name="ch1">
        <chart:title svg:x="9.35cm" svg:y="0.397cm" chart:style-name="ch2">
          <text:p>WLAN 5, F&lt;=#BOUND col=2</text:p>
        </chart:title>
        <chart:subtitle svg:x="10.434cm" svg:y="1.437cm" chart:style-name="ch3">
          <text:p>Null scheduler count</text:p>
        </chart:subtitle>
        <chart:legend chart:legend-position="end" svg:x="21.491cm" svg:y="5.99cm" style:legend-expansion="high" chart:style-name="ch4"/>
        <chart:plot-area chart:style-name="ch5" table:cell-range-address="Sheet1.J1:Sheet1.J12 Sheet1.R1:Sheet1.S12" chart:data-source-has-labels="both" svg:x="0.94cm" svg:y="2.642cm" svg:width="19.571cm" svg:height="9.754cm">
          <chartooo:coordinate-region svg:x="1.932cm" svg:y="2.841cm" svg:width="18.299cm" svg:height="8.908cm"/>
          <chart:axis chart:dimension="x" chart:name="primary-x" chart:style-name="ch6" chartooo:axis-type="auto">
            <chartooo:date-scale/>
            <chart:categories table:cell-range-address="Sheet1.J2:Sheet1.J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R2:Sheet1.R12" chart:label-cell-address="Sheet1.R1:Sheet1.R1" chart:class="chart:line">
            <chart:data-point chart:repeated="11"/>
          </chart:series>
          <chart:series chart:style-name="ch10" chart:values-cell-range-address="Sheet1.S2:Sheet1.S12" chart:label-cell-address="Sheet1.S1:Sheet1.S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se SML</text:p>
                <draw:g>
                  <svg:desc>Sheet1.R1:Sheet1.R1</svg:desc>
                </draw:g>
              </table:table-cell>
              <table:table-cell office:value-type="string">
                <text:p>False SHD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J2:Sheet1.J12</svg:desc>
                </draw:g>
              </table:table-cell>
              <table:table-cell office:value-type="float" office:value="4000">
                <text:p>4000</text:p>
                <draw:g>
                  <svg:desc>Sheet1.R2:Sheet1.R12</svg:desc>
                </draw:g>
              </table:table-cell>
              <table:table-cell office:value-type="float" office:value="4000">
                <text:p>4000</text:p>
                <draw:g>
                  <svg:desc>Sheet1.S2:Sheet1.S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28">
                <text:p>2228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91">
                <text:p>139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91">
                <text:p>1391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91">
                <text:p>1391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91">
                <text:p>1391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91">
                <text:p>1391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91">
                <text:p>1391</text:p>
              </table:table-cell>
              <table:table-cell office:value-type="float" office:value="973">
                <text:p>9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